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5.154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rvico domest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Variável:<text:span text:style-name="T1"> Se a UC consome serviço doméstico</text:span>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Tese Fatinha</text:p>
          </table:table-cell>
          <table:covered-table-cell/>
          <table:table-cell table:style-name="ce4" office:value-type="string" calcext:value-type="string" table:number-columns-spanned="2" table:number-rows-spanned="1">
            <text:p>Paper Paid and Unpaid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Estão no paper… e na tese?</text:p>
          </table:table-cell>
          <table:table-cell table:style-name="ce4" office:value-type="string" calcext:value-type="string" table:number-columns-spanned="1" table:number-rows-spanned="2">
            <text:p>Estão na tese… e no paper?</text:p>
          </table:table-cell>
          <table:table-cell table:style-name="ce4" office:value-type="string" calcext:value-type="string" table:number-columns-spanned="1" table:number-rows-spanned="2">
            <text:p>Se não, no paper, nome?</text:p>
          </table:table-cell>
          <table:table-cell table:style-name="ce4" office:value-type="string" calcext:value-type="string" table:number-columns-spanned="1" table:number-rows-spanned="2">
            <text:p>Se não no paper, qual codigo?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digo</text:p>
          </table:table-cell>
          <table:table-cell table:style-name="Default" office:value-type="string" calcext:value-type="string">
            <text:p>Nome</text:p>
          </table:table-cell>
          <table:table-cell table:style-name="Default" office:value-type="string" calcext:value-type="string">
            <text:p>Codig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EMPREGADA</text:p>
          </table:table-cell>
          <table:table-cell office:value-type="float" office:value="1900101" calcext:value-type="float">
            <text:p>1900101</text:p>
          </table:table-cell>
          <table:table-cell office:value-type="string" calcext:value-type="string">
            <text:p>EMPREGADO(A)</text:p>
          </table:table-cell>
          <table:table-cell office:value-type="float" office:value="1900101" calcext:value-type="float">
            <text:p>19001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ZINHEIRA</text:p>
          </table:table-cell>
          <table:table-cell office:value-type="float" office:value="1900202" calcext:value-type="float">
            <text:p>1900202</text:p>
          </table:table-cell>
          <table:table-cell office:value-type="string" calcext:value-type="string">
            <text:p>EMPREGADA</text:p>
          </table:table-cell>
          <table:table-cell office:value-type="float" office:value="1900102" calcext:value-type="float">
            <text:p>19001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XINEIRA</text:p>
          </table:table-cell>
          <table:table-cell office:value-type="float" office:value="1900301" calcext:value-type="float">
            <text:p>1900301</text:p>
          </table:table-cell>
          <table:table-cell office:value-type="string" calcext:value-type="string">
            <text:p>FAXINEIRO(A)</text:p>
          </table:table-cell>
          <table:table-cell office:value-type="float" office:value="1900201" calcext:value-type="float">
            <text:p>19002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A</text:p>
          </table:table-cell>
          <table:table-cell office:value-type="float" office:value="1900401" calcext:value-type="float">
            <text:p>1900401</text:p>
          </table:table-cell>
          <table:table-cell office:value-type="string" calcext:value-type="string">
            <text:p>FAXINEIRA</text:p>
          </table:table-cell>
          <table:table-cell office:value-type="float" office:value="1900202" calcext:value-type="float">
            <text:p>19002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RUMADEIRA</text:p>
          </table:table-cell>
          <table:table-cell office:value-type="float" office:value="1900801" calcext:value-type="float">
            <text:p>1900801</text:p>
          </table:table-cell>
          <table:table-cell office:value-type="string" calcext:value-type="string">
            <text:p>LAVADEIRO(A) E PASSADEIRO(A)</text:p>
          </table:table-cell>
          <table:table-cell office:value-type="float" office:value="1900301" calcext:value-type="float">
            <text:p>190030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vernanta/mordomo?</text:p>
          </table:table-cell>
          <table:table-cell office:value-type="string" calcext:value-type="string">
            <text:p>1901601/1901701</text:p>
          </table:table-cell>
        </table:table-row>
        <table:table-row table:style-name="ro2">
          <table:table-cell office:value-type="string" calcext:value-type="string">
            <text:p>CASEIRA</text:p>
          </table:table-cell>
          <table:table-cell office:value-type="float" office:value="1901102" calcext:value-type="float">
            <text:p>1901102</text:p>
          </table:table-cell>
          <table:table-cell office:value-type="string" calcext:value-type="string">
            <text:p>LAVADEIRA E PASSADEIRA</text:p>
          </table:table-cell>
          <table:table-cell office:value-type="float" office:value="1900302" calcext:value-type="float">
            <text:p>19003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OMPANHANTE</text:p>
          </table:table-cell>
          <table:table-cell office:value-type="float" office:value="1901201" calcext:value-type="float">
            <text:p>1901201</text:p>
          </table:table-cell>
          <table:table-cell office:value-type="string" calcext:value-type="string">
            <text:p>LAVADEIRO(A)</text:p>
          </table:table-cell>
          <table:table-cell office:value-type="float" office:value="1900401" calcext:value-type="float">
            <text:p>19004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DEIRA</text:p>
          </table:table-cell>
          <table:table-cell office:value-type="float" office:value="1901301" calcext:value-type="float">
            <text:p>1901301</text:p>
          </table:table-cell>
          <table:table-cell office:value-type="string" calcext:value-type="string">
            <text:p>LAVADEIRA</text:p>
          </table:table-cell>
          <table:table-cell office:value-type="float" office:value="1900402" calcext:value-type="float">
            <text:p>19004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UDANTE DE COZINHA</text:p>
          </table:table-cell>
          <table:table-cell office:value-type="float" office:value="1901401" calcext:value-type="float">
            <text:p>1901401</text:p>
          </table:table-cell>
          <table:table-cell office:value-type="string" calcext:value-type="string">
            <text:p>PASSADEIRO(A)</text:p>
          </table:table-cell>
          <table:table-cell office:value-type="float" office:value="1900501" calcext:value-type="float">
            <text:p>190050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judante de cozinha</text:p>
          </table:table-cell>
          <table:table-cell office:value-type="string" calcext:value-type="string">
            <text:p>Não há na POF 2017/2018</text:p>
          </table:table-cell>
        </table:table-row>
        <table:table-row table:style-name="ro2">
          <table:table-cell office:value-type="string" calcext:value-type="string">
            <text:p>PASSADEIRA</text:p>
          </table:table-cell>
          <table:table-cell office:value-type="float" office:value="1901501" calcext:value-type="float">
            <text:p>1901501</text:p>
          </table:table-cell>
          <table:table-cell office:value-type="string" calcext:value-type="string">
            <text:p>PASSADEIRA</text:p>
          </table:table-cell>
          <table:table-cell office:value-type="float" office:value="1900502" calcext:value-type="float">
            <text:p>19005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DEIRA E PASSADEIRA</text:p>
          </table:table-cell>
          <table:table-cell office:value-type="float" office:value="1901701" calcext:value-type="float">
            <text:p>1901701</text:p>
          </table:table-cell>
          <table:table-cell office:value-type="string" calcext:value-type="string">
            <text:p>COZINHEIRO(A)</text:p>
          </table:table-cell>
          <table:table-cell office:value-type="float" office:value="1900601" calcext:value-type="float">
            <text:p>19006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SADEIRA E LAVADEIRA</text:p>
          </table:table-cell>
          <table:table-cell office:value-type="float" office:value="1901702" calcext:value-type="float">
            <text:p>1901702</text:p>
          </table:table-cell>
          <table:table-cell office:value-type="string" calcext:value-type="string">
            <text:p>COZINHEIRA</text:p>
          </table:table-cell>
          <table:table-cell office:value-type="float" office:value="1900602" calcext:value-type="float">
            <text:p>19006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BABA</text:p>
          </table:table-cell>
          <table:table-cell office:value-type="float" office:value="1900701" calcext:value-type="float">
            <text:p>19007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JARDINEIRO(A)</text:p>
          </table:table-cell>
          <table:table-cell office:value-type="float" office:value="1900801" calcext:value-type="float">
            <text:p>19008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ASEIRO(A)</text:p>
          </table:table-cell>
          <table:table-cell office:value-type="float" office:value="1900901" calcext:value-type="float">
            <text:p>19009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IGIA</text:p>
          </table:table-cell>
          <table:table-cell office:value-type="float" office:value="1901001" calcext:value-type="float">
            <text:p>19010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TORISTA</text:p>
          </table:table-cell>
          <table:table-cell office:value-type="float" office:value="1901101" calcext:value-type="float">
            <text:p>19011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UIDADOR(A)</text:p>
          </table:table-cell>
          <table:table-cell office:value-type="float" office:value="1901201" calcext:value-type="float">
            <text:p>19012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COMPANHANTE (SERVICO DOMESTICO)</text:p>
          </table:table-cell>
          <table:table-cell office:value-type="float" office:value="1901202" calcext:value-type="float">
            <text:p>19012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ENFERMEIRO (SERVICO DOMESTICO)</text:p>
          </table:table-cell>
          <table:table-cell office:value-type="float" office:value="1901203" calcext:value-type="float">
            <text:p>1901203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ENFERMEIRA (SERVICO DOMESTICO)</text:p>
          </table:table-cell>
          <table:table-cell office:value-type="float" office:value="1901204" calcext:value-type="float">
            <text:p>1901204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IMPADOR DE TERRENO (CAPINADOR)</text:p>
          </table:table-cell>
          <table:table-cell office:value-type="float" office:value="1901301" calcext:value-type="float">
            <text:p>19013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APINADOR</text:p>
          </table:table-cell>
          <table:table-cell office:value-type="float" office:value="1901302" calcext:value-type="float">
            <text:p>1901302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IMPADOR DE PISCINA</text:p>
          </table:table-cell>
          <table:table-cell office:value-type="float" office:value="1901401" calcext:value-type="float">
            <text:p>19014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AVADOR DE PISCINA</text:p>
          </table:table-cell>
          <table:table-cell office:value-type="float" office:value="1901402" calcext:value-type="float">
            <text:p>1901402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ZELADOR</text:p>
          </table:table-cell>
          <table:table-cell office:value-type="float" office:value="1901501" calcext:value-type="float">
            <text:p>19015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OVERNANTA</text:p>
          </table:table-cell>
          <table:table-cell office:value-type="float" office:value="1901601" calcext:value-type="float">
            <text:p>19016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RDOMO</text:p>
          </table:table-cell>
          <table:table-cell office:value-type="float" office:value="1901701" calcext:value-type="float">
            <text:p>19017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GREGADO</text:p>
          </table:table-cell>
          <table:table-cell office:value-type="float" office:value="1999901" calcext:value-type="float">
            <text:p>19999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R$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2"/>
    </number:number-style>
    <number:number-style style:name="N138">
      <number:number number:decimal-places="0" loext:min-decimal-places="0" number:min-integer-digits="5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22:16:16.0870876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21:46:32.923857716</meta:creation-date>
    <dc:date>2024-11-24T22:17:18.727241467</dc:date>
    <meta:editing-duration>PT1M20S</meta:editing-duration>
    <meta:editing-cycles>2</meta:editing-cycles>
    <meta:generator>LibreOffice/6.4.7.2$Linux_X86_64 LibreOffice_project/40$Build-2</meta:generator>
    <meta:document-statistic meta:table-count="1" meta:cell-count="128" meta:object-count="0"/>
  </office:meta>
</office:document-meta>
</file>